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family="'Courier New'" style:font-style-name="Regular" style:font-family-generic="modern" style:font-pitch="fixed" fo:font-size="18pt" style:font-size-asian="18pt" style:font-size-complex="18pt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628cc6" fo:font-family="'DejaVu Serif'" style:font-family-generic="roman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3" draw:layer="layout" svg:width="8.003cm" svg:height="1.568cm" svg:x="16.538cm" svg:y="13.873cm">
          <draw:text-box>
            <text:p text:style-name="P2"><text:span text:style-name="T1">Sérgio Lopes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4cm" svg:y="0.837cm" presentation:class="title">
          <draw:text-box>
            <text:p>Função “main”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634cm" svg:height="1.153cm" svg:x="3.446cm" svg:y="14.981cm">
          <draw:text-box>
            <text:p text:style-name="P2"><text:span text:style-name="T2">Objectiv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3" draw:layer="layout" svg:width="13.28cm" svg:height="0.962cm" svg:x="7.5cm" svg:y="4cm">
          <draw:text-box>
            <text:list text:style-name="L2">
              <text:list-item>
                <text:list>
                  <text:list-item>
                    <text:p>Reconhecer o objectivo da função “mai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1" draw:text-style-name="P1" draw:layer="layout" svg:width="13.305cm" svg:height="1.905cm" svg:x="14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10.366cm" svg:height="1.153cm" svg:x="3.446cm" svg:y="2.281cm">
          <draw:text-box>
            <text:p text:style-name="P2"><text:span text:style-name="T2">O que é e para que serve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18.29cm" svg:height="7.361cm" svg:x="6.5cm" svg:y="7.5cm">
          <draw:text-box>
            <text:list text:style-name="L3">
              <text:list-item>
                <text:p>Ponto de entrada no nosso programa</text:p>
              </text:list-item>
              <text:list-item>
                <text:p>Única função invocada pelo SO automaticamente</text:p>
              </text:list-item>
              <text:list-item>
                <text:p>Função de C, respeita as mesmas regras que outras funções</text:p>
              </text:list-item>
            </text:list>
            <text:p/>
            <text:p/>
            <text:p/>
            <text:p>É usada pelo sistema operativo para iniciar o nosso programa, </text:p>
            <text:p>oferecendo um ponto comum que pode ser usado sem que </text:p>
            <text:p>seja necessário conhecer qualquer outro pormenor do nosso</text:p>
            <text:p>programa.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1" draw:text-style-name="P1" draw:layer="layout" svg:width="14.805cm" svg:height="1.905cm" svg:x="12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8.981cm" svg:height="1.153cm" svg:x="3.446cm" svg:y="2.281cm">
          <draw:text-box>
            <text:p text:style-name="P2"><text:span text:style-name="T2">Formas de a escrever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text-style-name="P7" draw:layer="layout" svg:width="12.694cm" svg:height="11.051cm" svg:x="6.5cm" svg:y="6.5cm">
          <draw:text-box>
            <text:p text:style-name="P7">void main()</text:p>
            <text:p text:style-name="P7">{</text:p>
            <text:p text:style-name="P7"><text:s text:c="4"/>...</text:p>
            <text:p text:style-name="P7">}</text:p>
            <text:p text:style-name="P7"/>
            <text:p text:style-name="P7">int main(void)</text:p>
            <text:p text:style-name="P7">{</text:p>
            <text:p text:style-name="P7"><text:s text:c="4"/>...</text:p>
            <text:p text:style-name="P7">}</text:p>
            <text:p text:style-name="P7"/>
            <text:p text:style-name="P7">int main(int argc, char* argv[])</text:p>
            <text:p text:style-name="P7">{</text:p>
            <text:p text:style-name="P7"><text:s text:c="4"/>...</text:p>
            <text:p text:style-name="P7"><text:s text:c="4"/>return 0;</text:p>
            <text:p text:style-name="P7">}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566cm" svg:height="1.153cm" svg:x="3.446cm" svg:y="14.981cm">
          <draw:text-box>
            <text:p text:style-name="P2"><text:span text:style-name="T2">Exercíci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5" draw:layer="layout" svg:width="4.13cm" svg:height="1.153cm" svg:x="3.446cm" svg:y="14.981cm">
          <draw:text-box>
            <text:p text:style-name="P2"><text:span text:style-name="T2">Questõ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892cm" svg:height="1.153cm" svg:x="3.446cm" svg:y="14.981cm">
          <draw:text-box>
            <text:p text:style-name="P2"><text:span text:style-name="T2">Resumind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layer="layout" svg:width="17.548cm" svg:height="2.384cm" svg:x="5.452cm" svg:y="6.5cm">
          <draw:text-box>
            <text:list text:style-name="L3">
              <text:list-item>
                <text:p>Única função obrigatória em qualquer programa</text:p>
              </text:list-item>
              <text:list-item>
                <text:p>Ponto de contacto com o sistema operativo</text:p>
              </text:list-item>
              <text:list-item>
                <text:p>Sempre executada quando executamos o nosso program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office:forms form:automatic-focus="false" form:apply-design-mode="false"/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0-09-14T15:10:33</meta:creation-date>
    <meta:editing-cycles>7</meta:editing-cycles>
    <meta:editing-duration>PT01H59M30S</meta:editing-duration>
    <meta:initial-creator>Sérgio Lopes </meta:initial-creator>
    <dc:date>2010-09-21T18:06:13</dc:date>
    <dc:creator>Sérgio Lopes </dc:creator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Library/Application%20Support/OpenOffice.org/3/user/template/CleanBlocks.otp"/>
  </office:meta>
</office:document-meta>
</file>